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1.9402in"/>
    </style:style>
    <style:style style:name="co3" style:family="table-column">
      <style:table-column-properties fo:break-before="auto" style:column-width="2.16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Login</text:p>
          </table:table-cell>
          <table:table-cell table:style-name="ce1" office:value-type="string">
            <text:p>Rolle Benævnelse</text:p>
          </table:table-cell>
          <table:table-cell table:style-name="ce1" office:value-type="string">
            <text:p>Afdeling</text:p>
          </table:table-cell>
        </table:table-row>
        <table:table-row table:style-name="ro2">
          <table:table-cell office:value-type="string">
            <text:p>259adm</text:p>
          </table:table-cell>
          <table:table-cell office:value-type="string">
            <text:p>Administration og Modtagelse</text:p>
          </table:table-cell>
          <table:table-cell office:value-type="string">
            <text:p>Jobcenter</text:p>
          </table:table-cell>
        </table:table-row>
        <table:table-row table:style-name="ro2">
          <table:table-cell office:value-type="string">
            <text:p>259barsel</text:p>
          </table:table-cell>
          <table:table-cell office:value-type="string">
            <text:p>Barsel</text:p>
          </table:table-cell>
          <table:table-cell office:value-type="string">
            <text:p>Ydelsesservice</text:p>
          </table:table-cell>
        </table:table-row>
        <table:table-row table:style-name="ro2">
          <table:table-cell office:value-type="string">
            <text:p>259besk</text:p>
          </table:table-cell>
          <table:table-cell office:value-type="string">
            <text:p>Beskæftigelse og Integration</text:p>
          </table:table-cell>
          <table:table-cell office:value-type="string">
            <text:p>Jobcenter</text:p>
          </table:table-cell>
        </table:table-row>
        <table:table-row table:style-name="ro2">
          <table:table-cell office:value-type="string">
            <text:p>259bestiller</text:p>
          </table:table-cell>
          <table:table-cell table:number-columns-repeated="2" office:value-type="string">
            <text:p>Bestiller</text:p>
          </table:table-cell>
        </table:table-row>
        <table:table-row table:style-name="ro2">
          <table:table-cell office:value-type="string">
            <text:p>259borgerservice</text:p>
          </table:table-cell>
          <table:table-cell table:number-columns-repeated="2" office:value-type="string">
            <text:p>Borgerservice</text:p>
          </table:table-cell>
        </table:table-row>
        <table:table-row table:style-name="ro2">
          <table:table-cell office:value-type="string">
            <text:p>259buf</text:p>
          </table:table-cell>
          <table:table-cell office:value-type="string">
            <text:p>BUF</text:p>
          </table:table-cell>
          <table:table-cell office:value-type="string">
            <text:p>Pladsanvisningen</text:p>
          </table:table-cell>
        </table:table-row>
        <table:table-row table:style-name="ro2">
          <table:table-cell office:value-type="string">
            <text:p>259bygogplan</text:p>
          </table:table-cell>
          <table:table-cell office:value-type="string">
            <text:p>Byg og Plan (TMF)</text:p>
          </table:table-cell>
          <table:table-cell office:value-type="string">
            <text:p>Byg og Plan</text:p>
          </table:table-cell>
        </table:table-row>
        <table:table-row table:style-name="ro1">
          <table:table-cell office:value-type="string">
            <text:p>259fleksydelse</text:p>
          </table:table-cell>
          <table:table-cell office:value-type="string">
            <text:p>Fleksydelse</text:p>
          </table:table-cell>
          <table:table-cell office:value-type="string">
            <text:p>Ydelsesservice</text:p>
          </table:table-cell>
        </table:table-row>
        <table:table-row table:style-name="ro1">
          <table:table-cell office:value-type="string">
            <text:p>259føpey</text:p>
          </table:table-cell>
          <table:table-cell office:value-type="string">
            <text:p>Føpey</text:p>
          </table:table-cell>
          <table:table-cell office:value-type="string">
            <text:p>Ydelsesservice</text:p>
          </table:table-cell>
        </table:table-row>
        <table:table-row table:style-name="ro2">
          <table:table-cell office:value-type="string">
            <text:p>259hjælpemidler</text:p>
          </table:table-cell>
          <table:table-cell table:number-columns-repeated="2" office:value-type="string">
            <text:p>Hjælpemidler</text:p>
          </table:table-cell>
        </table:table-row>
        <table:table-row table:style-name="ro2">
          <table:table-cell office:value-type="string">
            <text:p>259information Information</text:p>
          </table:table-cell>
          <table:table-cell office:value-type="string">
            <text:p>Information</text:p>
          </table:table-cell>
          <table:table-cell office:value-type="string">
            <text:p>Borgerservice</text:p>
          </table:table-cell>
        </table:table-row>
        <table:table-row table:style-name="ro2">
          <table:table-cell office:value-type="string">
            <text:p>259jc</text:p>
          </table:table-cell>
          <table:table-cell table:number-columns-repeated="2" office:value-type="string">
            <text:p>Jobcenter</text:p>
          </table:table-cell>
        </table:table-row>
        <table:table-row table:style-name="ro2">
          <table:table-cell office:value-type="string">
            <text:p>259kontanthjælp</text:p>
          </table:table-cell>
          <table:table-cell office:value-type="string">
            <text:p>Kontanthjælp</text:p>
          </table:table-cell>
          <table:table-cell office:value-type="string">
            <text:p>Ydelsesservice</text:p>
          </table:table-cell>
        </table:table-row>
        <table:table-row table:style-name="ro2">
          <table:table-cell office:value-type="string">
            <text:p>259naturogmiljø</text:p>
          </table:table-cell>
          <table:table-cell office:value-type="string">
            <text:p>Natur og Miljø (TMF)</text:p>
          </table:table-cell>
          <table:table-cell office:value-type="string">
            <text:p>Natur og Miljø</text:p>
          </table:table-cell>
        </table:table-row>
        <table:table-row table:style-name="ro2">
          <table:table-cell office:value-type="string">
            <text:p>259økonomiskafdeling</text:p>
          </table:table-cell>
          <table:table-cell table:number-columns-repeated="2" office:value-type="string">
            <text:p>Økonomisk Afdeling</text:p>
          </table:table-cell>
        </table:table-row>
        <table:table-row table:style-name="ro2">
          <table:table-cell office:value-type="string">
            <text:p>259pension</text:p>
          </table:table-cell>
          <table:table-cell office:value-type="string">
            <text:p>Pension</text:p>
          </table:table-cell>
          <table:table-cell office:value-type="string">
            <text:p>Dagpenge og Pension</text:p>
          </table:table-cell>
        </table:table-row>
        <table:table-row table:style-name="ro2">
          <table:table-cell office:value-type="string">
            <text:p>259sdp</text:p>
          </table:table-cell>
          <table:table-cell office:value-type="string">
            <text:p>Sygedagpenge og Erhverv</text:p>
          </table:table-cell>
          <table:table-cell office:value-type="string">
            <text:p>Jobcenter</text:p>
          </table:table-cell>
        </table:table-row>
        <table:table-row table:style-name="ro2">
          <table:table-cell office:value-type="string">
            <text:p>259skoleafdeling</text:p>
          </table:table-cell>
          <table:table-cell office:value-type="string">
            <text:p>Skoleafdeling</text:p>
          </table:table-cell>
          <table:table-cell office:value-type="string">
            <text:p>Skoleafdelingen</text:p>
          </table:table-cell>
        </table:table-row>
        <table:table-row table:style-name="ro2">
          <table:table-cell office:value-type="string">
            <text:p>259skrankeborgerservice</text:p>
          </table:table-cell>
          <table:table-cell office:value-type="string">
            <text:p>Borgerservice Skranke</text:p>
          </table:table-cell>
          <table:table-cell office:value-type="string">
            <text:p>Borgerservice</text:p>
          </table:table-cell>
        </table:table-row>
        <table:table-row table:style-name="ro2">
          <table:table-cell office:value-type="string">
            <text:p>259sygedagpenge</text:p>
          </table:table-cell>
          <table:table-cell office:value-type="string">
            <text:p>Sygedagpenge</text:p>
          </table:table-cell>
          <table:table-cell office:value-type="string">
            <text:p>Ydelsesservice</text:p>
          </table:table-cell>
        </table:table-row>
        <table:table-row table:style-name="ro2">
          <table:table-cell office:value-type="string">
            <text:p>259telefonborgerservice</text:p>
          </table:table-cell>
          <table:table-cell office:value-type="string">
            <text:p>Telefon Borgerservice</text:p>
          </table:table-cell>
          <table:table-cell office:value-type="string">
            <text:p>Borgerservice</text:p>
          </table:table-cell>
        </table:table-row>
        <table:table-row table:style-name="ro1">
          <table:table-cell office:value-type="string">
            <text:p>259ungecenter</text:p>
          </table:table-cell>
          <table:table-cell office:value-type="string">
            <text:p>Ungecenter</text:p>
          </table:table-cell>
          <table:table-cell office:value-type="string">
            <text:p>Ungecentret</text:p>
          </table:table-cell>
        </table:table-row>
        <table:table-row table:style-name="ro2">
          <table:table-cell office:value-type="string">
            <text:p>259vejeogbyrum</text:p>
          </table:table-cell>
          <table:table-cell office:value-type="string">
            <text:p>Veje og Byrum (TMF)</text:p>
          </table:table-cell>
          <table:table-cell office:value-type="string">
            <text:p>Veje og Byrum</text:p>
          </table:table-cell>
        </table:table-row>
      </table:table>
      <table:named-expressions/>
      <table:database-ranges>
        <table:database-range table:name="__Anonymous_Sheet_DB__0" table:target-range-address="Sheet1.A1:Sheet1.C2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2T12:34:43</meta:creation-date>
    <dc:date>2013-10-02T12:55:38</dc:date>
    <meta:editing-duration>PT2M24S</meta:editing-duration>
    <meta:editing-cycles>2</meta:editing-cycles>
    <meta:generator>LibreOffice/4.0.3.3$Linux_X86_64 LibreOffice_project/0eaa50a932c8f2199a615e1eb30f7ac74279539</meta:generator>
    <meta:document-statistic meta:table-count="1" meta:cell-count="72" meta:object-count="0"/>
  </office:meta>
</office:document-meta>
</file>